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da7f" officeooo:paragraph-rsid="000bda7f"/>
    </style:style>
    <style:style style:name="P2" style:family="paragraph" style:parent-style-name="Standard" style:list-style-name="L1">
      <style:text-properties officeooo:rsid="000d683f" officeooo:paragraph-rsid="000d683f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63461297685195929" text:style-name="L1">
        <text:list-item>
          <text:h text:style-name="P1" text:outline-level="2">Основной интерфейс:</text:h>
          <text:list>
            <text:list-item>
              <text:h text:style-name="P1" text:outline-level="2">Для продавца:</text:h>
              <text:list>
                <text:list-item>
                  <text:h text:style-name="P1" text:outline-level="2">Кнопка «Продать» - открывает форму продажи товара</text:h>
                </text:list-item>
                <text:list-item>
                  <text:h text:style-name="P1" text:outline-level="2">Кнопка «Пополнить запас» - открывает форму пополнения количества товара на складе</text:h>
                </text:list-item>
                <text:list-item>
                  <text:h text:style-name="P1" text:outline-level="2">Кнопка «Сменить пользователя» - открывает форму выбора пользователя</text:h>
                </text:list-item>
                <text:list-item>
                  <text:h text:style-name="P1" text:outline-level="2">Кнопка «Выход» - завершает сеанс работы с АРМ</text:h>
                </text:list-item>
              </text:list>
            </text:list-item>
            <text:list-item>
              <text:h text:style-name="P1" text:outline-level="2">Для администратора, в дополнение к имеющимся для продавца:</text:h>
              <text:list>
                <text:list-item>
                  <text:h text:style-name="P1" text:outline-level="2">Кнопка «Персонал» - открывает форму управления персоналом магазина</text:h>
                </text:list-item>
                <text:list-item>
                  <text:h text:style-name="P1" text:outline-level="2">Кнопка «Товары» - открывает форму управления ассортиментом товаров</text:h>
                </text:list-item>
                <text:list-item>
                  <text:h text:style-name="P1" text:outline-level="2">Кнопка «Итоги» - открывает форму подготовки отчета по продажам</text:h>
                </text:list-item>
              </text:list>
            </text:list-item>
          </text:list>
        </text:list-item>
        <text:list-item>
          <text:h text:style-name="P1" text:outline-level="2">Вспомогательные формы:</text:h>
          <text:list>
            <text:list-item>
              <text:h text:style-name="P1" text:outline-level="2">Форма продажи товара:</text:h>
              <text:list>
                <text:list-item>
                  <text:h text:style-name="P1" text:outline-level="2">НЕ РЕАЛИЗОВАНО</text:h>
                </text:list-item>
              </text:list>
            </text:list-item>
            <text:list-item>
              <text:h text:style-name="P1" text:outline-level="2">Форма пополнения запаса товара:</text:h>
              <text:list>
                <text:list-item>
                  <text:h text:style-name="P1" text:outline-level="2">Содержит выпадающий список с выбором продукта из имеющегося ассортимента </text:h>
                </text:list-item>
                <text:list-item>
                  <text:h text:style-name="P1" text:outline-level="2">Поле для ввода количества товара, находящегося на складе</text:h>
                </text:list-item>
                <text:list-item>
                  <text:h text:style-name="P1" text:outline-level="2">Справа от поля ввода присутствует подсказка максимально возможного количества товара данного типа на складе</text:h>
                </text:list-item>
              </text:list>
            </text:list-item>
            <text:list-item>
              <text:h text:style-name="P1" text:outline-level="2">Форма выбора пользователя:</text:h>
              <text:list>
                <text:list-item>
                  <text:h text:style-name="P1" text:outline-level="2">При выборе пользователя предлагаются две роли — продавец и администратор</text:h>
                </text:list-item>
                <text:list-item>
                  <text:h text:style-name="P1" text:outline-level="2">После выбора пользователя для текущего сеанса устанавливается флаг, обозначающий текущий уровень привелегий</text:h>
                </text:list-item>
                <text:list-item>
                  <text:h text:style-name="P1" text:outline-level="2">В соответствии с этим уровнем в итнерфейсе появляются или исчезают соответствующие элементы</text:h>
                </text:list-item>
              </text:list>
            </text:list-item>
            <text:list-item>
              <text:h text:style-name="P1" text:outline-level="2">Форма управления персоналом магазина:</text:h>
              <text:list>
                <text:list-item>
                  <text:h text:style-name="P1" text:outline-level="2">Содержит список, отображающий текущий состав рабоников магазина</text:h>
                </text:list-item>
                <text:list-item>
                  <text:h text:style-name="P1" text:outline-level="2">Можно добавлять новых работников, а сведения об имеющихся корректировать или удалять</text:h>
                </text:list-item>
                <text:list-item>
                  <text:h text:style-name="P1" text:outline-level="2">Добавление сведений о новом работнике или редактирование уже имеющихся происходит посредством отдельной формы</text:h>
                </text:list-item>
              </text:list>
            </text:list-item>
            <text:list-item>
              <text:h text:style-name="P1" text:outline-level="2">Форма редактирования информации о работнике:</text:h>
              <text:list>
                <text:list-item>
                  <text:h text:style-name="P1" text:outline-level="2">Содержит поля «ФИО», «Должность» и «Телефон»</text:h>
                </text:list-item>
                <text:list-item>
                  <text:h text:style-name="P1" text:outline-level="2">ФИО — просто строка свободного формата</text:h>
                </text:list-item>
                <text:list-item>
                  <text:h text:style-name="P1" text:outline-level="2">Должность — выпадающий список всех возможных должностей</text:h>
                </text:list-item>
                <text:list-item>
                  <text:h text:style-name="P1" text:outline-level="2">Номер телефона — поле ввода цифр</text:h>
                </text:list-item>
              </text:list>
            </text:list-item>
            <text:list-item>
              <text:h text:style-name="P1" text:outline-level="2">Форма управления ассортиментом магазина:</text:h>
              <text:list>
                <text:list-item>
                  <text:h text:style-name="P1" text:outline-level="2">Содержит список, отображающий наименование, текущее количество, максимальное количество и стоимость каждого товара из ассортимента магазина</text:h>
                </text:list-item>
                <text:list-item>
                  <text:h text:style-name="P1" text:outline-level="2">Ассортимент можно пополнять, а также редактировать или удалять имеющиеся позиции</text:h>
                </text:list-item>
                <text:list-item>
                  <text:h text:style-name="P1" text:outline-level="2">Для добавления нового товара или редактирования существующего предусмотрена отдельная форма</text:h>
                </text:list-item>
              </text:list>
            </text:list-item>
            <text:list-item>
              <text:h text:style-name="P1" text:outline-level="2">Форма редактирования информации о товаре:</text:h>
              <text:list>
                <text:list-item>
                  <text:h text:style-name="P1" text:outline-level="2">Содержит поля «Наименование», «Цена», «Количество» и «Максимальное количество»</text:h>
                </text:list-item>
                <text:list-item>
                  <text:h text:style-name="P1" text:outline-level="2">Поле «Наименование» - текстовое поле свободного формата</text:h>
                </text:list-item>
                <text:list-item>
                  <text:h text:style-name="P1" text:outline-level="2">Все остальные поля — цифровые</text:h>
                </text:list-item>
              </text:list>
            </text:list-item>
          </text:list>
        </text:list-item>
        <text:list-item>
          <text:h text:style-name="P2" text:outline-level="2"><text:soft-page-break/>Структура рабочей книги:</text:h>
          <text:list>
            <text:list-item>
              <text:h text:style-name="P2" text:outline-level="2">Лист «Интерфейс» - отображает рабочий интерфейс приложения</text:h>
            </text:list-item>
            <text:list-item>
              <text:h text:style-name="P2" text:outline-level="2">Лист «Склад» - хранит в удобочитаемом формате перечень имеющихся в магазине товаров, вкупе с их стоимостью, размером выделенного места на складе и текущим количеством</text:h>
            </text:list-item>
            <text:list-item>
              <text:h text:style-name="P2" text:outline-level="2">Лист «Персонал» - хранит в удобочитаемом формате список всех работников магазина с указанием их ФИО, должностей и контактных номеров</text:h>
            </text:list-item>
            <text:list-item>
              <text:h text:style-name="P2" text:outline-level="2">Лист «Данные» - содержит разнообразную вспомогательную информацию, такую, как перечень возможных ролей, список должностей и соответствие между ними</text:h>
            </text:list-item>
            <text:list-item>
              <text:h text:style-name="P2" text:outline-level="2">Лист «Отчетность» - содержит в удобочитаемом формате данные обо всех проведенных операциях </text:h>
              <text:list>
                <text:list-item>
                  <text:h text:style-name="P2" text:outline-level="2">кто, когда, что, сколько и по какой цене отпустил</text:h>
                </text:list-item>
                <text:list-item>
                  <text:h text:style-name="P2" text:outline-level="2">кто, когда, что и сколько принял на склад</text:h>
                </text:list-item>
              </text:list>
            </text:list-item>
          </text:list>
        </text:list-item>
        <text:list-item>
          <text:h text:style-name="P2" text:outline-level="2">Структура дополнительной книги:</text:h>
          <text:list>
            <text:list-item>
              <text:h text:style-name="P2" text:outline-level="2">Лист «Информация» - содержит перечень всех доступных в магазине товаров с указанием поставщика и кратким описанием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2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08:40:26.061712094</meta:creation-date>
    <dc:date>2014-11-29T09:13:27.660441444</dc:date>
    <meta:editing-duration>PT9M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2" meta:paragraph-count="48" meta:word-count="441" meta:character-count="3144" meta:non-whitespace-character-count="2773"/>
  </office:meta>
</office:document-meta>
</file>